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/>
          <table:table-cell table:style-name="ce30" office:value-type="string" calcext:value-type="string">
            <text:p>Glass_1</text:p>
          </table:table-cell>
          <table:table-cell table:style-name="ce26"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18" calcext:value-type="float">
            <text:p>1,8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/>
          <table:table-cell table:style-name="ce30" office:value-type="string" calcext:value-type="string">
            <text:p>Glass_2</text:p>
          </table:table-cell>
          <table:table-cell table:style-name="ce26" office:value-type="percentage" office:value="0.6778" calcext:value-type="percentage">
            <text:p>67,7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0121" calcext:value-type="float">
            <text:p>1,2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 office:value-type="percentage" office:value="0.6698" calcext:value-type="percentage">
            <text:p>6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0367" calcext:value-type="float">
            <text:p>3,67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62" calcext:value-type="float">
            <text:p>0,62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0911" calcext:value-type="float">
            <text:p>9,1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 office:value-type="percentage" office:value="0.5667" calcext:value-type="percentage">
            <text:p>56,67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0504" calcext:value-type="float">
            <text:p>5,0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00845" calcext:value-type="float">
            <text:p>8,45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00839" calcext:value-type="float">
            <text:p>8,39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0314" calcext:value-type="float">
            <text:p>3,1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 office:value-type="float" office:value="1.01" calcext:value-type="float">
            <text:p>1,01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00514" calcext:value-type="float">
            <text:p>5,1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 office:value-type="float" office:value="0.023" calcext:value-type="float">
            <text:p>0,023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0227" calcext:value-type="float">
            <text:p>2,27E-05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2:.D11])" office:value-type="percentage" office:value="0.55428" calcext:value-type="percentage">
            <text:p>55,43%</text:p>
          </table:table-cell>
          <table:table-cell table:style-name="ce23"/>
          <table:table-cell table:style-name="ce28" table:formula="of:=AVERAGE([.F2:.F11])" office:value-type="float" office:value="0.3153" calcext:value-type="float">
            <text:p>0,3153</text:p>
          </table:table-cell>
          <table:table-cell table:style-name="ce23"/>
          <table:table-cell table:style-name="ce32" table:formula="of:=AVERAGE([.H2:.H11])" office:value-type="float" office:value="0.00006442" calcext:value-type="float">
            <text:p>6,44E-05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202" calcext:value-type="percentage">
            <text:p>20,20%</text:p>
          </table:table-cell>
          <table:table-cell office:value-type="string" calcext:value-type="string">
            <text:p>Liver_1</text:p>
          </table:table-cell>
          <table:table-cell table:style-name="ce25" office:value-type="percentage" office:value="0.2461" calcext:value-type="percentage">
            <text:p>24,61%</text:p>
          </table:table-cell>
          <table:table-cell office:value-type="string" calcext:value-type="string">
            <text:p>MB_1</text:p>
          </table:table-cell>
          <table:table-cell table:style-name="ce30"/>
          <table:table-cell office:value-type="string" calcext:value-type="string">
            <text:p>NT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table:style-name="ce25"/>
          <table:table-cell office:value-type="string" calcext:value-type="string">
            <text:p>MB_2</text:p>
          </table:table-cell>
          <table:table-cell table:style-name="ce30"/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table:style-name="ce25"/>
          <table:table-cell office:value-type="string" calcext:value-type="string">
            <text:p>MB_3</text:p>
          </table:table-cell>
          <table:table-cell table:style-name="ce30"/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202" calcext:value-type="percentage">
            <text:p>20,20%</text:p>
          </table:table-cell>
          <table:table-cell table:style-name="ce23"/>
          <table:table-cell table:style-name="ce25" table:formula="of:=AVERAGE([.D16:.D25])" office:value-type="percentage" office:value="0.2461" calcext:value-type="percentage">
            <text:p>24,61%</text:p>
          </table:table-cell>
          <table:table-cell table:style-name="ce23"/>
          <table:table-cell table:style-name="ce28" table:formula="of:=AVERAGE([.F16:.F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 office:value-type="percentage" office:value="0.4514" calcext:value-type="percentage">
            <text:p>45,14%</text:p>
          </table:table-cell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4514" calcext:value-type="percentage">
            <text:p>45,14%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442.22" calcext:value-type="float">
            <text:p>442,2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093.64" calcext:value-type="float">
            <text:p>1093,6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767.93" calcext:value-type="float">
            <text:p>767,93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1967" calcext:value-type="percentage">
            <text:p>19,67%</text:p>
          </table:table-cell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1833" calcext:value-type="percentage">
            <text:p>18,33%</text:p>
          </table:table-cell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12" calcext:value-type="percentage">
            <text:p>12,00%</text:p>
          </table:table-cell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15228571428571" calcext:value-type="percentage">
            <text:p>21,52%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2667" calcext:value-type="percentage">
            <text:p>26,67%</text:p>
          </table:table-cell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359" calcext:value-type="percentage">
            <text:p>35,90%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1:15:28.06423991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12T21:31:07.205460771</dc:date>
    <meta:editing-duration>P26DT51M49S</meta:editing-duration>
    <meta:editing-cycles>5033</meta:editing-cycles>
    <meta:generator>LibreOffice/7.0.4.2$Linux_X86_64 LibreOffice_project/00$Build-2</meta:generator>
    <meta:document-statistic meta:table-count="4" meta:cell-count="3244" meta:object-count="0"/>
  </office:meta>
</office:document-meta>
</file>